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7.462cm" fo:margin-left="-0.199cm" table:align="left" style:writing-mode="lr-tb"/>
    </style:style>
    <style:style style:name="Table1.A" style:family="table-column">
      <style:table-column-properties style:column-width="1.942cm"/>
    </style:style>
    <style:style style:name="Table1.B" style:family="table-column">
      <style:table-column-properties style:column-width="20.521cm"/>
    </style:style>
    <style:style style:name="Table1.C" style:family="table-column">
      <style:table-column-properties style:column-width="1.217cm"/>
    </style:style>
    <style:style style:name="Table1.D" style:family="table-column">
      <style:table-column-properties style:column-width="1.72cm"/>
    </style:style>
    <style:style style:name="Table1.E" style:family="table-column">
      <style:table-column-properties style:column-width="2.062cm"/>
    </style:style>
    <style:style style:name="Table1.1" style:family="table-row">
      <style:table-row-properties style:min-row-height="0.556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2" style:family="table-row">
      <style:table-row-properties style:keep-together="true" fo:keep-together="auto"/>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C3"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7" style:family="table-row">
      <style:table-row-properties style:min-row-height="3.141cm" style:keep-together="true" fo:keep-together="auto"/>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3" style:family="paragraph" style:parent-style-name="Standard">
      <style:paragraph-properties fo:margin-top="0cm" fo:margin-bottom="0cm" fo:line-height="100%" style:snap-to-layout-grid="false"/>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5" style:family="paragraph" style:parent-style-name="Standard">
      <style:paragraph-properties fo:margin-top="0cm" fo:margin-bottom="0cm" fo:line-height="100%" fo:text-align="center" style:justify-single-word="false"/>
      <style:text-properties fo:font-size="8pt" style:font-size-asian="8pt" style:font-size-complex="8pt"/>
    </style:style>
    <style:style style:name="P6" style:family="paragraph" style:parent-style-name="Standard">
      <style:paragraph-properties fo:margin-top="0cm" fo:margin-bottom="0cm" fo:line-height="100%" fo:text-align="center" style:justify-single-word="false" style:snap-to-layout-grid="false"/>
      <style:text-properties fo:font-size="8pt" style:font-size-asian="8pt" style:font-size-complex="8pt"/>
    </style:style>
    <style:style style:name="P7" style:family="paragraph" style:parent-style-name="Standard">
      <style:paragraph-properties fo:margin-top="0cm" fo:margin-bottom="0cm" fo:line-height="100%" fo:text-align="justify" style:justify-single-word="false"/>
      <style:text-properties fo:font-size="8pt" style:font-size-asian="8pt" style:font-size-complex="8pt"/>
    </style:style>
    <style:style style:name="P8" style:family="paragraph" style:parent-style-name="Standard">
      <style:paragraph-properties fo:margin-top="0cm" fo:margin-bottom="0cm" fo:line-height="100%" fo:text-align="justify" style:justify-single-word="false" style:snap-to-layout-grid="false"/>
      <style:text-properties fo:font-size="8pt" style:font-size-asian="8pt" style:font-size-complex="8pt"/>
    </style:style>
    <style:style style:name="P9" style:family="paragraph" style:parent-style-name="Standard">
      <style:paragraph-properties fo:margin-top="0cm" fo:margin-bottom="0cm" fo:line-height="100%" fo:text-align="justify" style:justify-single-word="false"/>
      <style:text-properties fo:font-size="8pt" fo:font-weight="bold" style:font-size-asian="8pt" style:font-weight-asian="bold" style:font-size-complex="8pt"/>
    </style:style>
    <style:style style:name="P10" style:family="paragraph" style:parent-style-name="Standard">
      <style:paragraph-properties fo:margin-top="0cm" fo:margin-bottom="0cm" fo:line-height="100%" fo:text-align="justify" style:justify-single-word="false" style:snap-to-layout-grid="false"/>
      <style:text-properties fo:font-size="8pt" fo:font-weight="bold" style:font-size-asian="8pt" style:font-weight-asian="bold" style:font-size-complex="8pt"/>
    </style:style>
    <style:style style:name="P11" style:family="paragraph" style:parent-style-name="Standard">
      <style:paragraph-properties fo:margin-top="0cm" fo:margin-bottom="0cm" fo:line-height="100%" style:snap-to-layout-grid="false"/>
      <style:text-properties fo:font-size="8pt" fo:font-weight="bold" style:font-size-asian="8pt" style:font-weight-asian="bold" style:font-size-complex="8pt"/>
    </style:style>
    <style:style style:name="P12" style:family="paragraph" style:parent-style-name="Standard">
      <style:paragraph-properties fo:margin-top="0cm" fo:margin-bottom="0cm" fo:line-height="100%" fo:text-align="center" style:justify-single-word="false"/>
      <style:text-properties fo:font-size="8pt" fo:font-weight="normal" style:font-size-asian="8pt" style:font-weight-asian="normal" style:font-size-complex="8pt" style:font-weight-complex="normal"/>
    </style:style>
    <style:style style:name="P13" style:family="paragraph" style:parent-style-name="Standard">
      <style:paragraph-properties fo:margin-top="0cm" fo:margin-bottom="0cm" fo:line-height="100%" fo:text-align="center" style:justify-single-word="false" style:snap-to-layout-grid="false"/>
      <style:text-properties fo:font-size="8pt" fo:font-weight="normal" style:font-size-asian="8pt" style:font-weight-asian="normal" style:font-size-complex="8pt" style:font-weight-complex="normal"/>
    </style:style>
    <style:style style:name="P14" style:family="paragraph" style:parent-style-name="Standard">
      <style:paragraph-properties fo:margin-top="0cm" fo:margin-bottom="0cm" fo:line-height="100%" style:snap-to-layout-grid="false"/>
      <style:text-properties fo:font-size="8.5pt" fo:font-weight="bold" style:font-size-asian="8.5pt" style:font-weight-asian="bold" style:font-size-complex="8.5pt"/>
    </style:style>
    <style:style style:name="P15" style:family="paragraph" style:parent-style-name="Standard">
      <style:paragraph-properties fo:margin-top="0cm" fo:margin-bottom="0cm" fo:line-height="100%" fo:text-align="center" style:justify-single-word="false" style:snap-to-layout-grid="false"/>
      <style:text-properties fo:font-size="8.5pt" fo:font-weight="bold" style:font-size-asian="8.5pt" style:font-weight-asian="bold" style:font-size-complex="8.5pt"/>
    </style:style>
    <style:style style:name="P16" style:family="paragraph" style:parent-style-name="Standard">
      <style:paragraph-properties fo:margin-top="0cm" fo:margin-bottom="0cm" fo:line-height="100%" style:snap-to-layout-grid="false"/>
      <style:text-properties fo:font-size="8.5pt" style:font-size-asian="8.5pt" style:font-size-complex="8.5pt"/>
    </style:style>
    <style:style style:name="P17" style:family="paragraph" style:parent-style-name="Standard">
      <style:paragraph-properties fo:margin-top="0cm" fo:margin-bottom="0cm" fo:line-height="100%" fo:text-align="center" style:justify-single-word="false" style:snap-to-layout-grid="false"/>
      <style:text-properties fo:font-size="8.5pt" fo:font-weight="normal" style:font-size-asian="8.5pt" style:font-weight-asian="normal" style:font-size-complex="8.5pt" style:font-weight-complex="normal"/>
    </style:style>
    <style:style style:name="P18" style:family="paragraph" style:parent-style-name="Standard">
      <style:paragraph-properties fo:margin-top="0cm" fo:margin-bottom="0cm" fo:line-height="100%" fo:text-align="justify" style:justify-single-word="false"/>
      <style:text-properties style:font-name="Calibri1" fo:font-size="8pt" style:font-size-asian="8pt" style:font-size-complex="8pt"/>
    </style:style>
    <style:style style:name="P19" style:family="paragraph" style:parent-style-name="Standard">
      <style:paragraph-properties fo:margin-top="0cm" fo:margin-bottom="0cm" fo:line-height="100%" fo:text-align="justify" style:justify-single-word="false" style:snap-to-layout-grid="false"/>
      <style:text-properties style:font-name="Calibri" fo:font-size="8pt" style:font-size-asian="8pt" style:font-size-complex="8pt"/>
    </style:style>
    <style:style style:name="P20" style:family="paragraph" style:parent-style-name="Standard">
      <style:paragraph-properties fo:margin-top="0cm" fo:margin-bottom="0cm" fo:line-height="100%" fo:text-align="justify" style:justify-single-word="false" style:snap-to-layout-grid="false"/>
      <style:text-properties style:font-name="Calibri" fo:font-size="8pt" fo:font-weight="bold" style:font-size-asian="8pt" style:font-weight-asian="bold" style:font-size-complex="8pt" style:font-weight-complex="bold"/>
    </style:style>
    <style:style style:name="P21" style:family="paragraph" style:parent-style-name="Text_20_body">
      <style:paragraph-properties fo:margin-top="0cm" fo:margin-bottom="0cm"/>
      <style:text-properties fo:font-size="8pt" style:font-size-asian="8pt" style:font-size-complex="8pt"/>
    </style:style>
    <style:style style:name="P22" style:family="paragraph" style:parent-style-name="Text_20_body">
      <style:paragraph-properties fo:margin-top="0cm" fo:margin-bottom="0cm" fo:line-height="100%" fo:text-align="justify" style:justify-single-word="false" style:snap-to-layout-grid="false"/>
      <style:text-properties style:font-name="Calibri" fo:font-size="8pt" fo:font-weight="normal" style:font-size-asian="8pt" style:font-weight-asian="normal" style:font-size-complex="8pt" style:font-weight-complex="normal"/>
    </style:style>
    <style:style style:name="P23" style:family="paragraph" style:parent-style-name="Text_20_body">
      <style:paragraph-properties fo:margin-top="0cm" fo:margin-bottom="0cm" fo:line-height="100%" fo:text-align="justify" style:justify-single-word="false" style:snap-to-layout-grid="false"/>
      <style:text-properties style:font-name="Times New Roman1" fo:font-size="8pt" fo:font-weight="bold" style:font-size-asian="8pt" style:font-weight-asian="bold" style:font-size-complex="8pt" style:font-weight-complex="bold"/>
    </style:style>
    <style:style style:name="P24" style:family="paragraph" style:parent-style-name="Standard">
      <style:paragraph-properties fo:margin-top="0cm" fo:margin-bottom="0cm" fo:line-height="100%" fo:text-align="center" style:justify-single-word="false"/>
      <style:text-properties fo:font-size="8pt" style:font-size-asian="8pt" style:font-size-complex="8pt"/>
    </style:style>
    <style:style style:name="P25"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26" style:family="paragraph" style:parent-style-name="Text_20_body" style:master-page-name="Standard">
      <style:paragraph-properties style:page-number="auto"/>
    </style:style>
    <style:style style:name="T1" style:family="text">
      <style:text-properties style:font-name="Times New Roman1"/>
    </style:style>
    <style:style style:name="T2" style:family="text">
      <style:text-properties style:font-name="Calibri1"/>
    </style:style>
    <style:style style:name="T3" style:family="text">
      <style:text-properties style:font-name="Calibri1" fo:font-weight="normal" style:font-weight-asian="normal" style:font-weight-complex="normal"/>
    </style:style>
    <style:style style:name="T4" style:family="text">
      <style:text-properties fo:font-weight="bold" style:font-weight-asian="bold"/>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ums</text:p>
          </table:table-cell>
          <table:table-cell table:style-name="Table1.B1" office:value-type="string">
            <text:p text:style-name="P2">Tēma</text:p>
          </table:table-cell>
          <table:table-cell table:style-name="Table1.B1" office:value-type="string">
            <text:p text:style-name="P2">St.sk.</text:p>
          </table:table-cell>
          <table:table-cell table:style-name="Table1.B1" office:value-type="string">
            <text:p text:style-name="P2">Paraksts</text:p>
          </table:table-cell>
          <table:table-cell table:style-name="Table1.E1" office:value-type="string">
            <text:p text:style-name="P2">Uzvārds</text:p>
          </table:table-cell>
        </table:table-row>
        <table:table-row table:style-name="Table1.2">
          <table:table-cell table:style-name="Table1.A2" office:value-type="string">
            <text:p text:style-name="P4"/>
          </table:table-cell>
          <table:table-cell table:style-name="Table1.B2" office:value-type="string">
            <text:p text:style-name="P23">CEĻU SATIKSMI REGLAMENTĒJOŠIE NORMATĪVIE AKTI</text:p>
            <text:p text:style-name="P21">1.Ceļu satiksmi reglamentējošo normatīvo aktu sistēma (Ceļu satiksmes likums, Latvijas Administratīvo pārkāpumu kodekss, Civillikums, Krimināllikums, Ceļu satiksmes noteikumi utt.). Pārkāpumu uzskaites punktu sistēmas pamatprincipi. Vispārīgie jautājumi (t.sk.termini no Satiksmes likuma un Ceļu satiksmes noteikumiem). Ceļu satiksme dzīvojamās zonās. Vadītāju pienākumi īpašos gadījumos. Vadītāju rīcība pēc CSNg.  Saskaņotais paziņojums. </text:p>
            <text:p text:style-name="P21">2.Transportlīdzekļu braukšana, manevrēšana, izkārtojums uz brauktuves. Braukšanas ātrums. Mācību braukšana. </text:p>
            <text:p text:style-name="P21">3.Ceļa zīmes un apzīmējumi</text:p>
            <text:p text:style-name="P21">4.Ceļu satiksmes regulēšana, krustojumu pārbraukšana.</text:p>
            <text:p text:style-name="P21">5.Apstāšanās un stāvēšanas prasības. Apdzīšana, samainīšanās ar pretim braucošu transportlīdzekli un apsteigšana. Dzelzceļa pārbrauktuvju šķērsošana. Gājēju pārejas un sabiedrisko transportlīdzekļu pieturas. </text:p>
            <text:p text:style-name="P21">6.Vadītāju pienākumi (t.sk. tēma par apreibinošo vielu lietošanas ietekmi, sekām un pārbaudēm). Transportlīdzekļu valsts tehniskā apskate. Pilnvarojumi darbībām ar transportlīdzekļiem. Transportlīdzekļa ekspluatācijas nodoklis un uzņēmumu vieglo transportlīdzekļu nodoklis, tā objekti un maksātāji, atvieglojumi, atbrīvojumi.Sauszemes transportlīdzekļu īpašnieku civiltiesiskās atbildības obligātā apdrošināšana. Apdrošināšanas gadījums, zaudējumu novērtēšana un apdrošināšanas atlīdzība. Pasažieru un kravas pārvadāšana. Gājēju un pasažieru pienākumi. Skaņas signāla, avārijas gaismas signalizācijas un avārijas zīmes lietošana. Transportlīdzekļu vilkšana. </text:p>
            <text:p text:style-name="P21">7.Ārējās apgaismes ierīču lietošana. Transportlīdzekļu tehniskais stāvoklis un aprīkojums. Transportlīdzekļu reģistrācija, numura zīmes un pazīšanas zīmes.</text:p>
          </table:table-cell>
          <table:table-cell table:style-name="Table1.B2" office:value-type="string">
            <text:p text:style-name="P6"/>
            <text:p text:style-name="P5">1</text:p>
            <text:p text:style-name="P5"/>
            <text:p text:style-name="P5"/>
            <text:p text:style-name="P5">0,5</text:p>
            <text:p text:style-name="P5"/>
            <text:p text:style-name="P5">1</text:p>
            <text:p text:style-name="P5"/>
            <text:p text:style-name="P5">0,5</text:p>
            <text:p text:style-name="P5"/>
            <text:p text:style-name="P5">0,5</text:p>
            <text:p text:style-name="P5"/>
            <text:p text:style-name="P5">1</text:p>
            <text:p text:style-name="P5"/>
            <text:p text:style-name="P5"/>
            <text:p text:style-name="P5">0,5</text:p>
          </table:table-cell>
          <table:table-cell table:style-name="Table1.B2" office:value-type="string">
            <text:p text:style-name="P3"/>
          </table:table-cell>
          <table:table-cell table:style-name="Table1.E2" office:value-type="string">
            <text:p text:style-name="P4"/>
          </table:table-cell>
        </table:table-row>
        <table:table-row table:style-name="Table1.2">
          <table:table-cell table:style-name="Table1.A3" office:value-type="string">
            <text:p text:style-name="P4"/>
          </table:table-cell>
          <table:table-cell table:style-name="Table1.B3" office:value-type="string">
            <text:p text:style-name="P8"><text:span text:style-name="T1">Ceļu satiksmes likuma un Ceļu satiksmes noteikumu prasību par pasažieru pārvadāšanu padziļināta apguve.</text:span> </text:p>
          </table:table-cell>
          <table:table-cell table:style-name="Table1.C3" office:value-type="float" office:value="5">
            <text:p text:style-name="P6">5</text:p>
          </table:table-cell>
          <table:table-cell table:style-name="Table1.B3" office:value-type="string">
            <text:p text:style-name="P3"/>
          </table:table-cell>
          <table:table-cell table:style-name="Table1.E3" office:value-type="string">
            <text:p text:style-name="P4"/>
          </table:table-cell>
        </table:table-row>
        <table:table-row table:style-name="Table1.2">
          <table:table-cell table:style-name="Table1.A3" office:value-type="string">
            <text:p text:style-name="P4"/>
          </table:table-cell>
          <table:table-cell table:style-name="Table1.B3" office:value-type="string">
            <text:p text:style-name="P11">VADĪTĀJU DARBA UN ATPŪTAS LAIKS</text:p>
            <text:p text:style-name="P14"><text:span text:style-name="T3">1.Normatīvie akti par transportlīdzekļa vadītāja darba un atpūtas laiku kravu un pasažieru pārvadājumos</text:span> </text:p>
            <text:p text:style-name="P16"><text:span text:style-name="T4">2.</text:span><text:span text:style-name="T2">Transportlīdzekļa vadītāja darba un atpūtas laika organizācija</text:span> </text:p>
            <text:p text:style-name="P16">3.<text:span text:style-name="T2">Tahogrāfu veidi</text:span> </text:p>
            <text:p text:style-name="P16">4.<text:span text:style-name="T2">Transportlīdzekļa vadītāja darba un atpūtas laika reģistrācija un uzskaite</text:span> </text:p>
            <text:p text:style-name="P16">5.<text:span text:style-name="T2">Darba un atpūtas laika kontrole kravu un pasažieru pārvadājumos</text:span> </text:p>
            <text:p text:style-name="P16">6.<text:span text:style-name="T2">Transportlīdzekļa vadītāja atbildība par pārkāpumiem šajā jomā. Sodi un sankcijas</text:span> </text:p>
          </table:table-cell>
          <table:table-cell table:style-name="Table1.B3" office:value-type="string">
            <text:p text:style-name="P15"/>
            <text:p text:style-name="P17">0.5</text:p>
            <text:p text:style-name="P17">1,5</text:p>
            <text:p text:style-name="P17">1</text:p>
            <text:p text:style-name="P17">1</text:p>
            <text:p text:style-name="P17">0,5</text:p>
            <text:p text:style-name="P17">0,5</text:p>
          </table:table-cell>
          <table:table-cell table:style-name="Table1.B3" office:value-type="string">
            <text:p text:style-name="P3"/>
          </table:table-cell>
          <table:table-cell table:style-name="Table1.E3" office:value-type="string">
            <text:p text:style-name="P4"/>
          </table:table-cell>
        </table:table-row>
        <table:table-row table:style-name="Table1.2">
          <table:table-cell table:style-name="Table1.A3" office:value-type="string">
            <text:p text:style-name="P4"/>
          </table:table-cell>
          <table:table-cell table:style-name="Table1.B3" office:value-type="string">
            <text:p text:style-name="P10">TRANSPORTLĪDZEKĻU UZBŪVES UN EKSPLUATĀCIJAS PAMATI</text:p>
            <text:p text:style-name="P22">Autobusu vispārīgā uzbūve, tehniskā apkope un ekspluatācija (rāmis, virsbūve, dzinēji, to darbības pamatprincipi, dzesēšanas un eļļošanas sistēmas, barošanas sistēmas, elektroiekārtas, transmisija, gaitas iekārta, stūres iekārta, bremžu sistēma, ritoša daļa, riepas, papildierīces). Ikdienas tehniskā stāvokļa pārbaude. Transportlīdzekļa aprīkojuma pārbaude un lietošana. </text:p>
          </table:table-cell>
          <table:table-cell table:style-name="Table1.C3" office:value-type="float" office:value="5">
            <text:p text:style-name="P6">5</text:p>
          </table:table-cell>
          <table:table-cell table:style-name="Table1.B3" office:value-type="string">
            <text:p text:style-name="P3"/>
          </table:table-cell>
          <table:table-cell table:style-name="Table1.E3" office:value-type="string">
            <text:p text:style-name="P4"/>
          </table:table-cell>
        </table:table-row>
        <table:table-row table:style-name="Table1.2">
          <table:table-cell table:style-name="Table1.A3" office:value-type="string">
            <text:p text:style-name="P4"/>
          </table:table-cell>
          <table:table-cell table:style-name="Table1.B3" office:value-type="string">
            <text:p text:style-name="P9">CEĻU SATIKSMES DROŠĪBA</text:p>
            <text:p text:style-name="P7"><text:span text:style-name="T2">1.Transportlīdzekļa vadītāja sagatavošanās braukšanas uzsākšanai</text:span> </text:p>
            <text:p text:style-name="P7"><text:span text:style-name="T2">2.Distance un intervāls. Apstāšanās un bremzēšanas ceļš. Akvaplanēšana. Apdzīšana</text:span> </text:p>
            <text:p text:style-name="P18">3. Spēki, kas darbojas uz transportlīdzekli. Slīde</text:p>
            <text:p text:style-name="P18">4.Transportlīdzekļu vadīšana diennakts tumšajā laikā. Transportlīdzekļu vadīšana dažādos ceļa apstākļos un dažādās satiksmes situācijās</text:p>
            <text:p text:style-name="P18">5.Alkoholisko dzērienu, psihotropo vielu un medikamentu lietošanas ietekme uz satiksmes drošību</text:p>
            <text:p text:style-name="P18">6.Transportlīdzekļa vadītāja personīgo īpašību, uztveres, uzmanības, redzamības, noguruma un citu faktoru ietekme uz satiksmes drošību. Psihofizioloģijas pamati. Mazāk aizsargāto ceļu satiksmes dalībnieku uzvedības īpatnības. Personu ar dažādu veidu invaliditāti (redzes, dzirdes, kustību, garīga rakstura traucējumiem) vajadzības. Dusmu, agresijas un stresa situāciju novēršana </text:p>
            <text:p text:style-name="P18">7.Transportlīdzekļu ekonomiska un videi draudzīga vadīšana. Tolerance un ceļa dalīšana ar citiem ceļu satiksmes dalībniekiem </text:p>
            <text:p text:style-name="P18">8.Autobusu vadīšanas īpatnības </text:p>
          </table:table-cell>
          <table:table-cell table:style-name="Table1.B3" office:value-type="string">
            <text:p text:style-name="P12"/>
            <text:p text:style-name="P12"/>
            <text:p text:style-name="P12">0,5</text:p>
            <text:p text:style-name="P12">0,5</text:p>
            <text:p text:style-name="P12">1</text:p>
            <text:p text:style-name="P12">0,5</text:p>
            <text:p text:style-name="P12">0,5</text:p>
            <text:p text:style-name="P12">0,5</text:p>
            <text:p text:style-name="P12"/>
            <text:p text:style-name="P12">0,5</text:p>
            <text:p text:style-name="P13">1</text:p>
          </table:table-cell>
          <table:table-cell table:style-name="Table1.B3" office:value-type="string">
            <text:p text:style-name="P3"/>
          </table:table-cell>
          <table:table-cell table:style-name="Table1.E3" office:value-type="string">
            <text:p text:style-name="P4"/>
          </table:table-cell>
        </table:table-row>
        <table:table-row table:style-name="Table1.7">
          <table:table-cell table:style-name="Table1.A3" office:value-type="string">
            <text:p text:style-name="P4"/>
          </table:table-cell>
          <table:table-cell table:style-name="Table1.B3" office:value-type="string">
            <text:p text:style-name="P20">PASAŽIERU PĀRVADĀŠANA MARŠRUTU AUTOBUSOS <text:s/></text:p>
            <text:p text:style-name="P19">1.Noteikumi par pasažieru pārvadāšanu regulāro maršrutu autobusos (prasības regulārajiem, speciālajiem regulārajiem, neregulārajiem pasažieru pārvadājumiem). Licences (atļaujas) un citi pārvadājumiem nepieciešamie dokumenti.  Noteikumi par braukšanas maksas atvieglojumiem maršruta autobusos. Autopārvadājumu likums, Regulas Nr.1071/2009 un 1073/2009. </text:p>
            <text:p text:style-name="P19">2.Pasažieru pārvadājumu ekonomiskie apstākļi. Pozitīva komersanta tēla veidošana. Reputācija un korporatīvā identitāte. Transportlīdzeklis - pārvadātāja vizītkarte. Transportlīdzekļa vadītājs - uzņēmuma pārstāvis. </text:p>
            <text:p text:style-name="P19">3.Vadītāja nozīme pasažieru komforta nodrošināšanā. Pasažieru komforta un drošības nodrošināšana. Pasažieru drošība un transportlīdzekļa aprīkojums.  Personu evakuācija. Reakcija agresijas gadījumā. </text:p>
            <text:p text:style-name="P19">4.Pareiza kravas un bagāžas novietošana autobusā. </text:p>
          </table:table-cell>
          <table:table-cell table:style-name="Table1.B3" office:value-type="string">
            <text:p text:style-name="P6"/>
            <text:p text:style-name="P6">2</text:p>
            <text:p text:style-name="P6"/>
            <text:p text:style-name="P6">1</text:p>
            <text:p text:style-name="P6">1</text:p>
            <text:p text:style-name="P6"/>
            <text:p text:style-name="P6">1</text:p>
            <text:p text:style-name="P6"/>
          </table:table-cell>
          <table:table-cell table:style-name="Table1.B3" office:value-type="string">
            <text:p text:style-name="P3"/>
          </table:table-cell>
          <table:table-cell table:style-name="Table1.E3"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5:12:00</meta:creation-date>
    <dc:date>2017-01-18T16:38:04.76</dc:date>
    <meta:print-date>2013-03-20T15:16:00</meta:print-date>
    <meta:editing-cycles>8</meta:editing-cycles>
    <meta:editing-duration>PT40M2S</meta:editing-duration>
    <meta:generator>OpenOffice/4.0.1$Win32 OpenOffice.org_project/401m5$Build-9714</meta:generator>
    <dc:creator>Anna R</dc:creator>
    <meta:document-statistic meta:table-count="1" meta:image-count="0" meta:object-count="0" meta:page-count="1" meta:paragraph-count="64" meta:word-count="514" meta:character-count="4591"/>
  </office:meta>
</office:document-meta>
</file>